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/home/tranter/Documents/68000TS2/kicad/ts2.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2+dfsg1-s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ed Date</text:p>
          </table:table-cell>
          <table:table-cell office:value-type="string" calcext:value-type="string">
            <text:p>Sun 04 Sep 2016 02:23:03 PM ED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2" office:value-type="string" calcext:value-type="string">
            <text:p>2016-09-0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Top Level Schematic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# Pins</text:p>
          </table:table-cell>
          <table:table-cell office:value-type="string" calcext:value-type="string">
            <text:p>On Hand?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4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2764" calcext:value-type="float">
            <text:p>27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.8432MHz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5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25LS25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rdered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MC1441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o Order" table:style-name="ta1">
        <table:table-column table:style-name="co6" table:default-cell-style-name="ce1"/>
        <table:table-column table:style-name="co5" table:default-cell-style-name="ce4"/>
        <table:table-column table:style-name="co5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Quantity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74LS2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74LS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74LS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M626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C14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.8432 Mhz Crys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rewrap wi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8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4-pin wirewrap socke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6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4-pin wirewrap socke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8-pin wirewrap sock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64-pin wirewrap socke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ockets for pullups, etc.</text:p>
          </table:table-cell>
          <table:table-cell table:number-columns-repeated="2"/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BOM.A11:BOM.E73">
          <table:sort>
            <table:sort-by table:field-number="0" table:data-type="automatic"/>
          </table:sort>
        </table:database-range>
        <table:database-range table:name="__Anonymous_Sheet_DB__1" table:target-range-address="'To Order'.A1:'To Order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00-00-00</text:date>, <text:time style:data-style-name="N2" text:time-value="21:12:52.463643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9T21:29:14.338553806</dc:date>
    <meta:editing-duration>PT1H4M10S</meta:editing-duration>
    <meta:editing-cycles>37</meta:editing-cycles>
    <meta:generator>LibreOffice/5.1.4.2$Linux_X86_64 LibreOffice_project/10m0$Build-2</meta:generator>
    <meta:print-date>2016-09-09T23:19:58.390338672</meta:print-date>
    <meta:document-statistic meta:table-count="2" meta:cell-count="301" meta:object-count="0"/>
  </office:meta>
</office:document-meta>
</file>